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9pt" style:font-size-asian="9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Courier New" fo:font-size="9pt" style:font-size-asian="9pt"/>
    </style:style>
    <style:style style:name="T2" style:family="text">
      <style:text-properties style:font-name="Courier New" fo:font-size="9pt" fo:background-color="#cfe6ff" loext:char-shading-value="0" style:font-size-asian="9pt"/>
    </style:style>
    <style:style style:name="T3" style:family="text">
      <style:text-properties fo:color="#ff0000" style:font-name="Courier New" fo:font-size="9pt" fo:background-color="#cfe6ff" loext:char-shading-value="0" style:font-size-asian="9pt"/>
    </style:style>
    <style:style style:name="T4" style:family="text">
      <style:text-properties fo:color="#ff0000" style:font-name="Courier New"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ouse <text:s text:c="6"/>mus_musculus: 4:118187691 </text:span><text:span text:style-name="T2">CC</text:span><text:span text:style-name="T1">T</text:span><text:span text:style-name="T2">TCCCTCCCT</text:span><text:span text:style-name="T1">T</text:span><text:span text:style-name="T2">CTT</text:span><text:span text:style-name="T1">T</text:span><text:span text:style-name="T2">CCT</text:span><text:span text:style-name="T1">T</text:span><text:span text:style-name="T2">CCTTCTTCCTCTTTCTTTTTTGTT</text:span><text:span text:style-name="T1"> mus_musculus: 4:118187735</text:span></text:p>
      <text:p text:style-name="Standard"><text:span text:style-name="T1">Shrew mouse <text:s text:c="2"/>mus_pahari: 6:69479955 </text:span><text:span text:style-name="T2">CC</text:span><text:span text:style-name="T1">C</text:span><text:span text:style-name="T2">TCCCTCCCT</text:span><text:span text:style-name="T1">C</text:span><text:span text:style-name="T2">CTT</text:span><text:span text:style-name="T1">C</text:span><text:span text:style-name="T2">CCT</text:span><text:span text:style-name="T1">C</text:span><text:span text:style-name="T2">CCTTCTTCCTCTTTCTTTTTTGTT</text:span><text:span text:style-name="T1"> <text:s text:c="2"/>mus_pahari: 6:69479999</text:span></text:p>
      <text:p text:style-name="P1"/>
      <text:p text:style-name="Standard"><text:span text:style-name="T1">Mouse <text:s text:c="6"/>mus_musculus: 4:118187736 </text:span><text:span text:style-name="T2">GT</text:span><text:span text:style-name="T1">A</text:span><text:span text:style-name="T2">CTGGCAACTA</text:span><text:span text:style-name="T1">AATCCGGGG</text:span><text:span text:style-name="T2">AACTCATGCATGCTGGCTAAGGC</text:span><text:span text:style-name="T1"> mus_musculus: 4:118187780</text:span></text:p>
      <text:p text:style-name="Standard"><text:span text:style-name="T1">Shrew mouse <text:s text:c="2"/>mus_pahari: 6:69480000 </text:span><text:span text:style-name="T2">GT</text:span><text:span text:style-name="T1">T</text:span><text:span text:style-name="T2">CTGGCAACTA</text:span><text:span text:style-name="T1">‑‑‑‑‑‑‑‑‑</text:span><text:span text:style-name="T2">AACTCATGCATGCTGGCTAAGGC</text:span><text:span text:style-name="T1"> <text:s text:c="2"/>mus_pahari: 6:69480035</text:span></text:p>
      <text:p text:style-name="P1"/>
      <text:p text:style-name="Standard"><text:span text:style-name="T1">Mouse <text:s text:c="6"/>mus_musculus: 4:118187781 </text:span><text:span text:style-name="T2">TCTACCAC</text:span><text:span text:style-name="T1">C</text:span><text:span text:style-name="T2">GAGCTAAGA</text:span><text:span text:style-name="T1">AC</text:span><text:span text:style-name="T2">CAAG</text:span><text:span text:style-name="T1">G</text:span><text:span text:style-name="T2">CCTTTTTCAGAGATTTCCA</text:span><text:span text:style-name="T1">A mus_musculus: 4:118187825</text:span></text:p>
      <text:p text:style-name="Standard"><text:span text:style-name="T1">Shrew mouse <text:s text:c="2"/>mus_pahari: 6:69480036 </text:span><text:span text:style-name="T2">TCTACCAC</text:span><text:span text:style-name="T1">T</text:span><text:span text:style-name="T2">GAGCTAAGA</text:span><text:span text:style-name="T1">CT</text:span><text:span text:style-name="T2">CAAG</text:span><text:span text:style-name="T1">T</text:span><text:span text:style-name="T2">CCTTTTTCAGAGATTTCCA</text:span><text:span text:style-name="T1">C <text:s text:c="2"/>mus_pahari: 6:69480080</text:span></text:p>
      <text:p text:style-name="P1"/>
      <text:p text:style-name="Standard"><text:span text:style-name="T1">Mouse <text:s text:c="6"/>mus_musculus: 4:118187826 A</text:span><text:span text:style-name="T2">ATACTTTTG</text:span><text:span text:style-name="T1">T</text:span><text:span text:style-name="T2">TACAATGTGACAAAGA</text:span><text:span text:style-name="T3">TCTCTAC</text:span><text:span text:style-name="T4">G</text:span><text:span text:style-name="T3">AAGTCCTTTG</text:span><text:span text:style-name="T1"> mus_musculus: 4:118187870</text:span></text:p>
      <text:p text:style-name="Standard"><text:span text:style-name="T1">Shrew mouse <text:s text:c="2"/>mus_pahari: 6:69480081 C</text:span><text:span text:style-name="T2">ATACTTTTG</text:span><text:span text:style-name="T1">C</text:span><text:span text:style-name="T2">TACAATGTGACAAAGATCTCTAC</text:span><text:span text:style-name="T1">T</text:span><text:span text:style-name="T2">AAGTCCTTTG</text:span><text:span text:style-name="T1"> <text:s text:c="2"/>mus_pahari: 6:69480125</text:span></text:p>
      <text:p text:style-name="P1"/>
      <text:p text:style-name="Standard"><text:span text:style-name="T1">Mouse <text:s text:c="6"/>mus_musculus: 4:118187871 </text:span><text:span text:style-name="T3">TC</text:span><text:span text:style-name="T4">G</text:span><text:span text:style-name="T3">GGGCCTCTTGGAATACTGTTCCTTTAT</text:span><text:span text:style-name="T4">C</text:span><text:span text:style-name="T3">CCAGTGTATT</text:span><text:span text:style-name="T4">G</text:span><text:span text:style-name="T3">GAG</text:span><text:span text:style-name="T1"> mus_musculus: 4:118187915</text:span></text:p>
      <text:p text:style-name="Standard"><text:span text:style-name="T1">Shrew mouse <text:s text:c="2"/>mus_pahari: 6:69480126 </text:span><text:span text:style-name="T2">TC</text:span><text:span text:style-name="T1">A</text:span><text:span text:style-name="T2">GGGCCTCTTGGAATACTGTTCCTTTAT</text:span><text:span text:style-name="T1">T</text:span><text:span text:style-name="T2">CCAGTGTATT</text:span><text:span text:style-name="T1">A</text:span><text:span text:style-name="T2">GAG</text:span><text:span text:style-name="T1"> <text:s text:c="2"/>mus_pahari: 6:69480170</text:span></text:p>
      <text:p text:style-name="P1"/>
      <text:p text:style-name="Standard"><text:span text:style-name="T1">Mouse <text:s text:c="6"/>mus_musculus: 4:118187916 </text:span><text:span text:style-name="T3">GA</text:span><text:span text:style-name="T4">A</text:span><text:span text:style-name="T3">GGG</text:span><text:span text:style-name="T2">TGGG</text:span><text:span text:style-name="T1">A</text:span><text:span text:style-name="T2">GA</text:span><text:span text:style-name="T1">GG</text:span><text:span text:style-name="T2">TGGAGGATAG</text:span><text:span text:style-name="T1">G</text:span><text:span text:style-name="T2">GG</text:span><text:span text:style-name="T1">A</text:span><text:span text:style-name="T2">TA</text:span><text:span text:style-name="T1">‑</text:span><text:span text:style-name="T2">GGGGTGATGGTGG</text:span><text:span text:style-name="T1"> mus_musculus: 4:118187959</text:span></text:p>
      <text:p text:style-name="Standard"><text:span text:style-name="T1">Shrew mouse <text:s text:c="2"/>mus_pahari: 6:69480171 </text:span><text:span text:style-name="T2">GA</text:span><text:span text:style-name="T1">G</text:span><text:span text:style-name="T2">GGGTGGG</text:span><text:span text:style-name="T1">G</text:span><text:span text:style-name="T2">GA</text:span><text:span text:style-name="T1">‑‑</text:span><text:span text:style-name="T2">TGGAGGATAG</text:span><text:span text:style-name="T1">T</text:span><text:span text:style-name="T2">GG</text:span><text:span text:style-name="T1">G</text:span><text:span text:style-name="T2">TA</text:span><text:span text:style-name="T1">G</text:span><text:span text:style-name="T2">GGGGTGATGGTGG</text:span><text:span text:style-name="T1"> <text:s text:c="2"/>mus_pahari: 6:69480213</text:span></text:p>
      <text:p text:style-name="P1"/>
      <text:p text:style-name="Standard"><text:span text:style-name="T1">Mouse <text:s text:c="6"/>mus_musculus: 4:118187960 </text:span><text:span text:style-name="T2">AG</text:span><text:span text:style-name="T1">AG</text:span><text:span text:style-name="T2">TGCT</text:span><text:span text:style-name="T1">C</text:span><text:span text:style-name="T2">CTTCTCTTGTTACTTT</text:span><text:span text:style-name="T1">A</text:span><text:span text:style-name="T2">AGGA</text:span><text:span text:style-name="T1">G</text:span><text:span text:style-name="T2">AGC</text:span><text:span text:style-name="T1">A</text:span><text:span text:style-name="T2">TAAG</text:span><text:span text:style-name="T1">T</text:span><text:span text:style-name="T2">GTGTC</text:span><text:span text:style-name="T1"> mus_musculus: 4:118188004</text:span></text:p>
      <text:p text:style-name="Standard"><text:span text:style-name="T1">Shrew mouse <text:s text:c="2"/>mus_pahari: 6:69480214 </text:span><text:span text:style-name="T2">AG</text:span><text:span text:style-name="T1">GT</text:span><text:span text:style-name="T2">TGCT</text:span><text:span text:style-name="T1">T</text:span><text:span text:style-name="T2">CTTCTCTTGTTACTTT</text:span><text:span text:style-name="T1">G</text:span><text:span text:style-name="T2">AGGA</text:span><text:span text:style-name="T1">A</text:span><text:span text:style-name="T2">AGC</text:span><text:span text:style-name="T1">C</text:span><text:span text:style-name="T2">TAAG</text:span><text:span text:style-name="T1">G</text:span><text:span text:style-name="T2">GTGTC</text:span><text:span text:style-name="T1"> <text:s text:c="2"/>mus_pahari: 6:69480258</text:span></text:p>
      <text:p text:style-name="P1"/>
      <text:p text:style-name="Standard"><text:span text:style-name="T1">Mouse <text:s text:c="6"/>mus_musculus: 4:118188005 </text:span><text:span text:style-name="T2">A</text:span><text:span text:style-name="T1">T</text:span><text:span text:style-name="T2">TCAGCAGACAGACAAACAGCCAAC</text:span><text:span text:style-name="T1">C</text:span><text:span text:style-name="T2">GTCCTCTCTTCTCACTTT</text:span><text:span text:style-name="T1"> mus_musculus: 4:118188049</text:span></text:p>
      <text:p text:style-name="Standard"><text:span text:style-name="T1">Shrew mouse <text:s text:c="2"/>mus_pahari: 6:69480259 </text:span><text:span text:style-name="T2">A</text:span><text:span text:style-name="T1">‑</text:span><text:span text:style-name="T2">TCAGCAGACAGACAAACAGCCAAC</text:span><text:span text:style-name="T1">A</text:span><text:span text:style-name="T2">GTCCTCTCTTCTCACTTT</text:span><text:span text:style-name="T1"> <text:s text:c="2"/>mus_pahari: 6:69480302</text:span></text:p>
      <text:p text:style-name="P1"/>
      <text:p text:style-name="Standard"><text:span text:style-name="T1">Mouse <text:s text:c="6"/>mus_musculus: 4:118188050 </text:span><text:span text:style-name="T2">CCTGTAGAAAG</text:span><text:span text:style-name="T1">T</text:span><text:span text:style-name="T2">TGAGTCCCTTGA</text:span><text:span text:style-name="T1">A</text:span><text:span text:style-name="T2">TCTGGAGTGGCCCA</text:span><text:span text:style-name="T1">G</text:span><text:span text:style-name="T2">GA</text:span><text:span text:style-name="T1">G</text:span><text:span text:style-name="T2">GA</text:span><text:span text:style-name="T1"> mus_musculus: 4:118188094</text:span></text:p>
      <text:p text:style-name="Standard"><text:span text:style-name="T1">Shrew mouse <text:s text:c="2"/>mus_pahari: 6:69480303 </text:span><text:span text:style-name="T2">CCTGTAGAAAG</text:span><text:span text:style-name="T1">C</text:span><text:span text:style-name="T2">TGAGTCCCTTGA</text:span><text:span text:style-name="T1">G</text:span><text:span text:style-name="T2">TCTGGAGTGGCCCA</text:span><text:span text:style-name="T1">A</text:span><text:span text:style-name="T2">GA</text:span><text:span text:style-name="T1">A</text:span><text:span text:style-name="T2">GA</text:span><text:span text:style-name="T1"> <text:s text:c="2"/>mus_pahari: 6:69480347</text:span></text:p>
      <text:p text:style-name="P1"/>
      <text:p text:style-name="Standard"><text:span text:style-name="T1">Mouse <text:s text:c="6"/>mus_musculus: 4:118188095 </text:span><text:span text:style-name="T2">CCATTTCCAGGAATGGTTCAGAC</text:span><text:span text:style-name="T1">T</text:span><text:span text:style-name="T2">GGACTCTAAC</text:span><text:span text:style-name="T1">C</text:span><text:span text:style-name="T2">CAGCCTC</text:span><text:span text:style-name="T1">G</text:span><text:span text:style-name="T2">TC</text:span><text:span text:style-name="T1"> mus_musculus: 4:118188139</text:span></text:p>
      <text:p text:style-name="Standard"><text:span text:style-name="T1">Shrew mouse <text:s text:c="2"/>mus_pahari: 6:69480348 </text:span><text:span text:style-name="T2">CCATTTCCAGGAATGGTTCAGAC</text:span><text:span text:style-name="T1">C</text:span><text:span text:style-name="T2">GGACTCTAAC</text:span><text:span text:style-name="T1">T</text:span><text:span text:style-name="T2">CAGCCTC</text:span><text:span text:style-name="T1">C</text:span><text:span text:style-name="T2">TC</text:span><text:span text:style-name="T1"> <text:s text:c="2"/>mus_pahari: 6:69480392</text:span></text:p>
      <text:p text:style-name="P1"/>
      <text:p text:style-name="Standard"><text:span text:style-name="T1">Mouse <text:s text:c="6"/>mus_musculus: 4:118188140 </text:span><text:span text:style-name="T2">TC</text:span><text:span text:style-name="T1">C</text:span><text:span text:style-name="T2">TCTCTGC</text:span><text:span text:style-name="T1">GG</text:span><text:span text:style-name="T2">TGAGGAC</text:span><text:span text:style-name="T1">CA</text:span><text:span text:style-name="T2">GGCAGGACACAGCAGACA</text:span><text:span text:style-name="T1">‑</text:span><text:span text:style-name="T2">GGGCA</text:span><text:span text:style-name="T1"> mus_musculus: 4:118188183</text:span></text:p>
      <text:p text:style-name="Standard"><text:span text:style-name="T1">Shrew mouse <text:s text:c="2"/>mus_pahari: 6:69480393 </text:span><text:span text:style-name="T2">TC</text:span><text:span text:style-name="T1">T</text:span><text:span text:style-name="T2">TCTCTGC</text:span><text:span text:style-name="T1">CA</text:span><text:span text:style-name="T2">TGAGGAC</text:span><text:span text:style-name="T1">TG</text:span><text:span text:style-name="T2">GGCAGGACACAGCAGACA</text:span><text:span text:style-name="T1">G</text:span><text:span text:style-name="T2">GGGCA</text:span><text:span text:style-name="T1"> <text:s text:c="2"/>mus_pahari: 6:69480437</text:span></text:p>
      <text:p text:style-name="P1"/>
      <text:p text:style-name="Standard"><text:span text:style-name="T1">Mouse <text:s text:c="6"/>mus_musculus: 4:118188184 </text:span><text:span text:style-name="T2">CATTACGGGG</text:span><text:span text:style-name="T1">T</text:span><text:span text:style-name="T2">CAGGATTCAGCCTTCTTGACTGACTGTCTCAGTG</text:span><text:span text:style-name="T1"> mus_musculus: 4:118188228</text:span></text:p>
      <text:p text:style-name="Standard"><text:span text:style-name="T1">Shrew mouse <text:s text:c="2"/>mus_pahari: 6:69480438 </text:span><text:span text:style-name="T2">CATTACGGGG</text:span><text:span text:style-name="T1">C</text:span><text:span text:style-name="T2">CAGGATTCAGCCTTCTTGACTGACTGTCTCAGTG</text:span><text:span text:style-name="T1"> <text:s text:c="2"/>mus_pahari: 6:69480482</text:span></text:p>
      <text:p text:style-name="P1"/>
      <text:p text:style-name="Standard"><text:span text:style-name="T1">Mouse <text:s text:c="6"/>mus_musculus: 4:118188229 </text:span><text:span text:style-name="T2">CCTTCGAAAGCTGGTGTCTGTCAG</text:span><text:span text:style-name="T1">C</text:span><text:span text:style-name="T2">AGAG</text:span><text:span text:style-name="T1">A</text:span><text:span text:style-name="T2">CCATGGAGCAGTGTG</text:span><text:span text:style-name="T1"> mus_musculus: 4:118188273</text:span></text:p>
      <text:p text:style-name="Standard"><text:span text:style-name="T1">Shrew mouse <text:s text:c="2"/>mus_pahari: 6:69480483 </text:span><text:soft-page-break/><text:span text:style-name="T2">CCTTCGAAAGCTGGTGTCTGTCAG</text:span><text:span text:style-name="T1">T</text:span><text:span text:style-name="T2">AGAG</text:span><text:span text:style-name="T1">G</text:span><text:span text:style-name="T2">CCATGGAGCAGTGTG</text:span><text:span text:style-name="T1"> <text:s text:c="2"/>mus_pahari: 6:69480527</text:span></text:p>
      <text:p text:style-name="P1"/>
      <text:p text:style-name="Standard"><text:span text:style-name="T1">Mouse <text:s text:c="6"/>mus_musculus: 4:118188274 </text:span><text:span text:style-name="T2">GTC</text:span><text:span text:style-name="T1">T</text:span><text:span text:style-name="T2">AGGTTATACAGCCAGATGC</text:span><text:span text:style-name="T1">‑‑‑‑‑‑</text:span><text:span text:style-name="T2">CACACCTCAGGGCTAG</text:span><text:span text:style-name="T1"> mus_musculus: 4:118188312</text:span></text:p>
      <text:p text:style-name="Standard"><text:span text:style-name="T1">Shrew mouse <text:s text:c="2"/>mus_pahari: 6:69480528 </text:span><text:span text:style-name="T2">GTC</text:span><text:span text:style-name="T1">C</text:span><text:span text:style-name="T2">AGGTTATACAGCCAGATGC</text:span><text:span text:style-name="T1">CCTGGT</text:span><text:span text:style-name="T2">CACACCTCAGGGCTAG</text:span><text:span text:style-name="T1"> <text:s text:c="2"/>mus_pahari: 6:69480572</text:span></text:p>
      <text:p text:style-name="P1"/>
      <text:p text:style-name="Standard"><text:span text:style-name="T1">Mouse <text:s text:c="6"/>mus_musculus: 4:118188313 </text:span><text:span text:style-name="T2">CTTCTTTAA</text:span><text:span text:style-name="T1">G</text:span><text:span text:style-name="T2">CTGTCTCTCCAGG</text:span><text:span text:style-name="T1">G</text:span><text:span text:style-name="T2">AAGTCCTTCATCATGT</text:span><text:span text:style-name="T1">TG</text:span><text:span text:style-name="T2">G</text:span><text:span text:style-name="T1">G</text:span><text:span text:style-name="T2">T</text:span><text:span text:style-name="T1"> mus_musculus: 4:118188357</text:span></text:p>
      <text:p text:style-name="Standard"><text:span text:style-name="T1">Shrew mouse <text:s text:c="2"/>mus_pahari: 6:69480573 </text:span><text:span text:style-name="T2">CTTCTTTAA</text:span><text:span text:style-name="T1">A</text:span><text:span text:style-name="T2">CTGTCTCTCCAGG</text:span><text:span text:style-name="T1">A</text:span><text:span text:style-name="T2">AAGTCCTTCATCATGT</text:span><text:span text:style-name="T1">CA</text:span><text:span text:style-name="T2">G</text:span><text:span text:style-name="T1">A</text:span><text:span text:style-name="T2">T</text:span><text:span text:style-name="T1"> <text:s text:c="2"/>mus_pahari: 6:69480617</text:span></text:p>
      <text:p text:style-name="P1"/>
      <text:p text:style-name="Standard"><text:span text:style-name="T1">Mouse <text:s text:c="6"/>mus_musculus: 4:118188358 </text:span><text:span text:style-name="T2">CTTA</text:span><text:span text:style-name="T1">G</text:span><text:span text:style-name="T2">CTGTCTTCCCTG</text:span><text:span text:style-name="T1">‑‑‑‑‑‑‑‑‑‑‑‑‑‑‑‑</text:span><text:span text:style-name="T2">TGC</text:span><text:span text:style-name="T1">G</text:span><text:span text:style-name="T2">GT</text:span><text:span text:style-name="T1">AT</text:span><text:span text:style-name="T2">GAAT</text:span><text:span text:style-name="T1"> mus_musculus: 4:118188386</text:span></text:p>
      <text:p text:style-name="Standard"><text:span text:style-name="T1">Shrew mouse <text:s text:c="2"/>mus_pahari: 6:69480618 </text:span><text:span text:style-name="T2">CTTA</text:span><text:span text:style-name="T1">T</text:span><text:span text:style-name="T2">CTGTCTTCCCTG</text:span><text:span text:style-name="T1">TGCTACAGTTTGAAGC</text:span><text:span text:style-name="T2">TGC</text:span><text:span text:style-name="T1">T</text:span><text:span text:style-name="T2">GT</text:span><text:span text:style-name="T1">GA</text:span><text:span text:style-name="T2">GAAT</text:span><text:span text:style-name="T1"> <text:s text:c="2"/>mus_pahari: 6:69480662</text:span></text:p>
      <text:p text:style-name="P1"/>
      <text:p text:style-name="Standard"><text:span text:style-name="T1">Mouse <text:s text:c="6"/>mus_musculus: 4:118188387 </text:span><text:span text:style-name="T2">CAAGTTCTGCATTCAAGCTATTGCAA</text:span><text:span text:style-name="T1">T</text:span><text:span text:style-name="T2">AC</text:span><text:span text:style-name="T1">A</text:span><text:span text:style-name="T2">GA</text:span><text:span text:style-name="T1">GG</text:span><text:span text:style-name="T2">ATTTCTAGAGA</text:span><text:span text:style-name="T1"> mus_musculus: 4:118188431</text:span></text:p>
      <text:p text:style-name="Standard"><text:span text:style-name="T1">Shrew mouse <text:s text:c="2"/>mus_pahari: 6:69480663 </text:span><text:span text:style-name="T2">CAAGTTCTGCATTCAAGCTATTGCAA</text:span><text:span text:style-name="T1">C</text:span><text:span text:style-name="T2">AC</text:span><text:span text:style-name="T1">T</text:span><text:span text:style-name="T2">GA</text:span><text:span text:style-name="T1">CA</text:span><text:span text:style-name="T2">ATTTCTAGAGA</text:span><text:span text:style-name="T1"> <text:s text:c="2"/>mus_pahari: 6:69480707</text:span></text:p>
      <text:p text:style-name="P1"/>
      <text:p text:style-name="Standard"><text:span text:style-name="T1">Mouse <text:s text:c="6"/>mus_musculus: 4:118188432 </text:span><text:span text:style-name="T2">TATGTGGAATAGTGAGGCATGT</text:span><text:span text:style-name="T1">C</text:span><text:span text:style-name="T2">CCT</text:span><text:span text:style-name="T1">C</text:span><text:span text:style-name="T2">ACCAT</text:span><text:span text:style-name="T1">AA</text:span><text:span text:style-name="T2">AAAAAAAAAAA</text:span><text:span text:style-name="T1"> mus_musculus: 4:118188476</text:span></text:p>
      <text:p text:style-name="Standard"><text:span text:style-name="T1">Shrew mouse <text:s text:c="2"/>mus_pahari: 6:69480708 </text:span><text:span text:style-name="T2">TATGTGGAATAGTGAGGCATGT</text:span><text:span text:style-name="T1">A</text:span><text:span text:style-name="T2">CCT</text:span><text:span text:style-name="T1">T</text:span><text:span text:style-name="T2">ACCAT</text:span><text:span text:style-name="T1">‑T</text:span><text:span text:style-name="T2">AAAAAAAAAAA</text:span><text:span text:style-name="T1"> <text:s text:c="2"/>mus_pahari: 6:69480751</text:span></text:p>
      <text:p text:style-name="P1"/>
      <text:p text:style-name="Standard"><text:span text:style-name="T1">Mouse <text:s text:c="6"/>mus_musculus: 4:118188477 </text:span><text:span text:style-name="T2">ATCCAC</text:span><text:span text:style-name="T1">A</text:span><text:span text:style-name="T2">GAGTTAGGGCAAGCCAGTTGGCTCAGCCAGCGAAGGTG</text:span><text:span text:style-name="T1"> mus_musculus: 4:118188521</text:span></text:p>
      <text:p text:style-name="Standard"><text:span text:style-name="T1">Shrew mouse <text:s text:c="2"/>mus_pahari: 6:69480752 </text:span><text:span text:style-name="T2">ATCCAC</text:span><text:span text:style-name="T1">T</text:span><text:span text:style-name="T2">GAGTTAGGGCAAGCCAGTTGGCTCAGCCAGCGAAGGTG</text:span><text:span text:style-name="T1"> <text:s text:c="2"/>mus_pahari: 6:69480796</text:span></text:p>
      <text:p text:style-name="P1"/>
      <text:p text:style-name="Standard"><text:span text:style-name="T1">Mouse <text:s text:c="6"/>mus_musculus: 4:118188522 </text:span><text:span text:style-name="T2">TTCTGAAGCCTAATGA</text:span><text:span text:style-name="T1">TG</text:span><text:span text:style-name="T2">AAAGTTC</text:span><text:span text:style-name="T1">C</text:span><text:span text:style-name="T2">GATGCTTGGAACTCATGAT</text:span><text:span text:style-name="T1"> mus_musculus: 4:118188566</text:span></text:p>
      <text:p text:style-name="Standard"><text:span text:style-name="T1">Shrew mouse <text:s text:c="2"/>mus_pahari: 6:69480797 </text:span><text:span text:style-name="T2">TTCTGAAGCCTAATGA</text:span><text:span text:style-name="T1">CC</text:span><text:span text:style-name="T2">AAAGTTC</text:span><text:span text:style-name="T1">A</text:span><text:span text:style-name="T2">GATGCTTGGAACTCATGAT</text:span><text:span text:style-name="T1"> <text:s text:c="2"/>mus_pahari: 6:69480841</text:span></text:p>
      <text:p text:style-name="P1"/>
      <text:p text:style-name="Standard"><text:span text:style-name="T1">Mouse <text:s text:c="6"/>mus_musculus: 4:118188567 </text:span><text:span text:style-name="T2">CGAAGCACTCCTAAAAGCTG</text:span><text:span text:style-name="T1">C</text:span><text:span text:style-name="T2">TCTCCACATGCAT</text:span><text:span text:style-name="T1">A</text:span><text:span text:style-name="T2">CCATGGCACA</text:span><text:span text:style-name="T1"> mus_musculus: 4:118188611</text:span></text:p>
      <text:p text:style-name="Standard"><text:span text:style-name="T1">Shrew mouse <text:s text:c="2"/>mus_pahari: 6:69480842 </text:span><text:span text:style-name="T2">CGAAGCACTCCTAAAAGCTG</text:span><text:span text:style-name="T1">T</text:span><text:span text:style-name="T2">TCTCCACATGCAT</text:span><text:span text:style-name="T1">G</text:span><text:span text:style-name="T2">CCATGGCACA</text:span><text:span text:style-name="T1"> <text:s text:c="2"/>mus_pahari: 6:69480886</text:span></text:p>
      <text:p text:style-name="P1"/>
      <text:p text:style-name="Standard"><text:span text:style-name="T1">Mouse <text:s text:c="6"/>mus_musculus: 4:118188612 </text:span><text:span text:style-name="T2">TGCC</text:span><text:span text:style-name="T1">A</text:span><text:span text:style-name="T2">ATT</text:span><text:span text:style-name="T1">G‑‑‑‑‑‑‑‑‑‑‑‑‑‑‑‑</text:span><text:span text:style-name="T2">G</text:span><text:span text:style-name="T1">A</text:span><text:span text:style-name="T2">A</text:span><text:span text:style-name="T1">T</text:span><text:span text:style-name="T2">ACACACACACACACAC</text:span><text:span text:style-name="T1"> mus_musculus: 4:118188640</text:span></text:p>
      <text:p text:style-name="Standard"><text:span text:style-name="T1">Shrew mouse <text:s text:c="2"/>mus_pahari: 6:69480887 </text:span><text:span text:style-name="T2">TGCC</text:span><text:span text:style-name="T1">T</text:span><text:span text:style-name="T2">ATT</text:span><text:span text:style-name="T1">AGTGCACGTGCGCGCGC</text:span><text:span text:style-name="T2">G</text:span><text:span text:style-name="T1">C</text:span><text:span text:style-name="T2">A</text:span><text:span text:style-name="T1">C</text:span><text:span text:style-name="T2">ACACACACACACACAC</text:span><text:span text:style-name="T1"> <text:s text:c="2"/>mus_pahari: 6:69480931</text:span></text:p>
      <text:p text:style-name="P1"/>
      <text:p text:style-name="Standard"><text:span text:style-name="T1">Mouse <text:s text:c="6"/>mus_musculus: 4:118188641 </text:span><text:span text:style-name="T2">ACACACACACACACACACACACACACACACACACACAC</text:span><text:span text:style-name="T1">T</text:span><text:span text:style-name="T2">CCACAA</text:span><text:span text:style-name="T1"> mus_musculus: 4:118188685</text:span></text:p>
      <text:p text:style-name="Standard"><text:span text:style-name="T1">Shrew mouse <text:s text:c="2"/>mus_pahari: 6:69480932 </text:span><text:span text:style-name="T2">ACACACACACACACACACACACACACACACACACACAC</text:span><text:span text:style-name="T1">A</text:span><text:span text:style-name="T2">CCACAA</text:span><text:span text:style-name="T1"> <text:s text:c="2"/>mus_pahari: 6:69481184</text:span></text:p>
      <text:p text:style-name="P1"/>
      <text:p text:style-name="Standard"><text:span text:style-name="T1">Mouse <text:s text:c="6"/>mus_musculus: 4:118188686 </text:span><text:span text:style-name="T2">GTAGTAAATAAAAT</text:span><text:span text:style-name="T1">A</text:span><text:span text:style-name="T2">AAAACAAAAACGAAGGAACTCATTTAAAAG</text:span><text:span text:style-name="T1"> mus_musculus: 4:118188730</text:span></text:p>
      <text:p text:style-name="Standard"><text:span text:style-name="T1">Shrew mouse <text:s text:c="2"/>mus_pahari: 6:69481185 </text:span><text:span text:style-name="T2">GTAGTAAATAAAAT</text:span><text:span text:style-name="T1">G</text:span><text:span text:style-name="T2">AAAACAAAAACGAAGGAACTCATTTAAAAG</text:span><text:span text:style-name="T1"> <text:s text:c="2"/>mus_pahari: 6:69481229</text:span></text:p>
      <text:p text:style-name="P1"/>
      <text:p text:style-name="Standard"><text:span text:style-name="T1">Mouse <text:s text:c="6"/>mus_musculus: 4:118188731 </text:span><text:span text:style-name="T2">TAGCTGCCTAGACCCAGCCTCTCCTTGGC</text:span><text:span text:style-name="T1">T</text:span><text:span text:style-name="T2">ACC</text:span><text:span text:style-name="T1">T</text:span><text:span text:style-name="T2">CTACAGCTCTG</text:span><text:span text:style-name="T1"> mus_musculus: 4:118188775</text:span></text:p>
      <text:p text:style-name="Standard"><text:span text:style-name="T1">Shrew mouse <text:s text:c="2"/>mus_pahari: 6:69481230 </text:span><text:span text:style-name="T2">TAGCTGCCTAGACCCAGCCTCTCCTTGGC</text:span><text:span text:style-name="T1">C</text:span><text:span text:style-name="T2">ACC</text:span><text:span text:style-name="T1">C</text:span><text:span text:style-name="T2">CTACAGCTCTG</text:span><text:span text:style-name="T1"> <text:s text:c="2"/>mus_pahari: 6:69481274</text:span></text:p>
      <text:p text:style-name="P1"/>
      <text:p text:style-name="Standard"><text:span text:style-name="T1">Mouse <text:s text:c="6"/>mus_musculus: 4:118188776 </text:span><text:soft-page-break/><text:span text:style-name="T2">TGCCGGAGAAGCAGCATAAAGG</text:span><text:span text:style-name="T1">‑‑‑‑</text:span><text:span text:style-name="T2">TGGCT</text:span><text:span text:style-name="T1">C</text:span><text:span text:style-name="T2">TCTGTGGCTTTCC</text:span><text:span text:style-name="T1"> mus_musculus: 4:118188816</text:span></text:p>
      <text:p text:style-name="Standard"><text:span text:style-name="T1">Shrew mouse <text:s text:c="2"/>mus_pahari: 6:69481275 </text:span><text:span text:style-name="T2">TGCCGGAGAAGCAGCATAAAGG</text:span><text:span text:style-name="T1">TGGC</text:span><text:span text:style-name="T2">TGGCT</text:span><text:span text:style-name="T1">A</text:span><text:span text:style-name="T2">TCTGTGGCTTTCC</text:span><text:span text:style-name="T1"> <text:s text:c="2"/>mus_pahari: 6:69481319</text:span></text:p>
      <text:p text:style-name="P1"/>
      <text:p text:style-name="Standard"><text:span text:style-name="T1">Mouse <text:s text:c="6"/>mus_musculus: 4:118188817 </text:span><text:span text:style-name="T2">A</text:span><text:span text:style-name="T1">C</text:span><text:span text:style-name="T2">GCTTGGGCTAC</text:span><text:span text:style-name="T1">ACTGTTT</text:span><text:span text:style-name="T2">CTACGA</text:span><text:span text:style-name="T1">C</text:span><text:span text:style-name="T2">TGGACCTG</text:span><text:span text:style-name="T1">C</text:span><text:span text:style-name="T2">CGGAGGG</text:span><text:span text:style-name="T1">A</text:span><text:span text:style-name="T2">A</text:span><text:span text:style-name="T1"> mus_musculus: 4:118188861</text:span></text:p>
      <text:p text:style-name="Standard"><text:span text:style-name="T1">Shrew mouse <text:s text:c="2"/>mus_pahari: 6:69481320 </text:span><text:span text:style-name="T2">A</text:span><text:span text:style-name="T1">T</text:span><text:span text:style-name="T2">GCTTGGGCTAC</text:span><text:span text:style-name="T1">‑‑‑‑‑‑C</text:span><text:span text:style-name="T2">CTACGA</text:span><text:span text:style-name="T1">T</text:span><text:span text:style-name="T2">TGGACCTG</text:span><text:span text:style-name="T1">T</text:span><text:span text:style-name="T2">CGGAGGG</text:span><text:span text:style-name="T1">G</text:span><text:span text:style-name="T2">A</text:span><text:span text:style-name="T1"> <text:s text:c="2"/>mus_pahari: 6:69481358</text:span></text:p>
      <text:p text:style-name="P1"/>
      <text:p text:style-name="Standard"><text:span text:style-name="T1">Mouse <text:s text:c="6"/>mus_musculus: 4:118188862 </text:span><text:span text:style-name="T2">GCTCTTTCATGCCACAAAACAGTTTAT</text:span><text:span text:style-name="T1">C</text:span><text:span text:style-name="T2">G</text:span><text:span text:style-name="T1">T</text:span><text:span text:style-name="T2">TGTTCTGTTTCTTGA</text:span><text:span text:style-name="T1"> mus_musculus: 4:118188906</text:span></text:p>
      <text:p text:style-name="Standard"><text:span text:style-name="T1">Shrew mouse <text:s text:c="2"/>mus_pahari: 6:69481359 </text:span><text:span text:style-name="T2">GCTCTTTCATGCCACAAAACAGTTTAT</text:span><text:span text:style-name="T1">T</text:span><text:span text:style-name="T2">G</text:span><text:span text:style-name="T1">C</text:span><text:span text:style-name="T2">TGTTCTGTTTCTTGA</text:span><text:span text:style-name="T1"> <text:s text:c="2"/>mus_pahari: 6:69481403</text:span></text:p>
      <text:p text:style-name="P1"/>
      <text:p text:style-name="Standard"><text:span text:style-name="T1">Mouse <text:s text:c="6"/>mus_musculus: 4:118188907 </text:span><text:span text:style-name="T2">GCAG</text:span><text:span text:style-name="T1">C</text:span><text:span text:style-name="T2">T</text:span><text:span text:style-name="T1">C</text:span><text:span text:style-name="T2">GTCTGACCTTACACCTTCAGGGAGAAGCTTTCCCAG</text:span><text:span text:style-name="T1">G</text:span><text:span text:style-name="T2">A</text:span><text:span text:style-name="T1"> mus_musculus: 4:118188951</text:span></text:p>
      <text:p text:style-name="Standard"><text:span text:style-name="T1">Shrew mouse <text:s text:c="2"/>mus_pahari: 6:69481404 </text:span><text:span text:style-name="T2">GCAG</text:span><text:span text:style-name="T1">T</text:span><text:span text:style-name="T2">T</text:span><text:span text:style-name="T1">T</text:span><text:span text:style-name="T2">GTCTGACCTTACACCTTCAGGGAGAAGCTTTCCCAG</text:span><text:span text:style-name="T1">A</text:span><text:span text:style-name="T2">A</text:span><text:span text:style-name="T1"> <text:s text:c="2"/>mus_pahari: 6:69481448</text:span></text:p>
      <text:p text:style-name="P1"/>
      <text:p text:style-name="Standard"><text:span text:style-name="T1">Mouse <text:s text:c="6"/>mus_musculus: 4:118188952 </text:span><text:span text:style-name="T2">T</text:span><text:span text:style-name="T1">C</text:span><text:span text:style-name="T2">CCAATAGCCTTTGG</text:span><text:span text:style-name="T1">A</text:span><text:span text:style-name="T2">CTAGGGAG</text:span><text:span text:style-name="T1">C</text:span><text:span text:style-name="T2">GATCTTGGGGTAAAAAGCA</text:span><text:span text:style-name="T1"> mus_musculus: 4:118188996</text:span></text:p>
      <text:p text:style-name="Standard"><text:span text:style-name="T1">Shrew mouse <text:s text:c="2"/>mus_pahari: 6:69481449 </text:span><text:span text:style-name="T2">T</text:span><text:span text:style-name="T1">T</text:span><text:span text:style-name="T2">CCAATAGCCTTTGG</text:span><text:span text:style-name="T1">G</text:span><text:span text:style-name="T2">CTAGGGAG</text:span><text:span text:style-name="T1">T</text:span><text:span text:style-name="T2">GATCTTGGGGTAAAAAGCA</text:span><text:span text:style-name="T1"> <text:s text:c="2"/>mus_pahari: 6:69481493</text:span></text:p>
      <text:p text:style-name="P1"/>
      <text:p text:style-name="Standard"><text:span text:style-name="T1">Mouse <text:s text:c="6"/>mus_musculus: 4:118188997 </text:span><text:span text:style-name="T2">AT</text:span><text:span text:style-name="T1">T</text:span><text:span text:style-name="T2">T</text:span><text:span text:style-name="T1">G</text:span><text:span text:style-name="T2">GGGTTAAGGAGGTATCTTGCACT</text:span><text:span text:style-name="T1">G</text:span><text:span text:style-name="T2">AGAAGCAACTTTAGTC</text:span><text:span text:style-name="T1"> mus_musculus: 4:118189041</text:span></text:p>
      <text:p text:style-name="Standard"><text:span text:style-name="T1">Shrew mouse <text:s text:c="2"/>mus_pahari: 6:69481494 </text:span><text:span text:style-name="T2">AT</text:span><text:span text:style-name="T1">C</text:span><text:span text:style-name="T2">T</text:span><text:span text:style-name="T1">T</text:span><text:span text:style-name="T2">GGGTTAAGGAGGTATCTTGCACT</text:span><text:span text:style-name="T1">A</text:span><text:span text:style-name="T2">AGAAGCAACTTTAGTC</text:span><text:span text:style-name="T1"> <text:s text:c="2"/>mus_pahari: 6:69481538</text:span></text:p>
      <text:p text:style-name="P1"/>
      <text:p text:style-name="Standard"><text:span text:style-name="T1">Mouse <text:s text:c="6"/>mus_musculus: 4:118189042 C</text:span><text:span text:style-name="T2">GAGAGCTATTCTACTG</text:span><text:span text:style-name="T1">G</text:span><text:span text:style-name="T2">AAATGTTAGCTCTGCTCTGTAAACATG</text:span><text:span text:style-name="T1"> mus_musculus: 4:118189086</text:span></text:p>
      <text:p text:style-name="Standard"><text:span text:style-name="T1">Shrew mouse <text:s text:c="2"/>mus_pahari: 6:69481539 T</text:span><text:span text:style-name="T2">GAGAGCTATTCTACTG</text:span><text:span text:style-name="T1">A</text:span><text:span text:style-name="T2">AAATGTTAGCTCTGCTCTGTAAACATG</text:span><text:span text:style-name="T1"> <text:s text:c="2"/>mus_pahari: 6:69481583</text:span></text:p>
      <text:p text:style-name="P1"/>
      <text:p text:style-name="Standard"><text:span text:style-name="T1">Mouse <text:s text:c="6"/>mus_musculus: 4:118189087 </text:span><text:span text:style-name="T2">ACACTCGAGCATTTCCATGCCCTGTTTCTTGGCCCAAGGGTTTTG</text:span><text:span text:style-name="T1"> mus_musculus: 4:118189131</text:span></text:p>
      <text:p text:style-name="Standard"><text:span text:style-name="T1">Shrew mouse <text:s text:c="2"/>mus_pahari: 6:69481584 </text:span><text:span text:style-name="T2">ACACTCGAGCATTTCCATGCCCTGTTTCTTGGCCCAAGGGTTTTG</text:span><text:span text:style-name="T1"> <text:s text:c="2"/>mus_pahari: 6:69481628</text:span></text:p>
      <text:p text:style-name="P1"/>
      <text:p text:style-name="Standard"><text:span text:style-name="T1">Mouse <text:s text:c="6"/>mus_musculus: 4:118189132 </text:span><text:span text:style-name="T2">TTGTGGTTAATACTGTGGTCTGTCTATTTTATGCTTCATCTTCC</text:span><text:span text:style-name="T1">T mus_musculus: 4:118189176</text:span></text:p>
      <text:p text:style-name="Standard"><text:span text:style-name="T1">Shrew mouse <text:s text:c="2"/>mus_pahari: 6:69481629 </text:span><text:span text:style-name="T2">TTGTGGTTAATACTGTGGTCTGTCTATTTTATGCTTCATCTTCC</text:span><text:span text:style-name="T1">C <text:s text:c="2"/>mus_pahari: 6:69481673</text:span></text:p>
      <text:p text:style-name="P1"/>
      <text:p text:style-name="Standard"><text:span text:style-name="T1">Mouse <text:s text:c="6"/>mus_musculus: 4:118189177 </text:span><text:span text:style-name="T2">GGAAACAGTAAAATGTTTAGCTGTCACACATTCTTGGCTCG</text:span><text:span text:style-name="T1">T</text:span><text:span text:style-name="T2">GCT</text:span><text:span text:style-name="T1"> mus_musculus: 4:118189221</text:span></text:p>
      <text:p text:style-name="Standard"><text:span text:style-name="T1">Shrew mouse <text:s text:c="2"/>mus_pahari: 6:69481674 </text:span><text:span text:style-name="T2">GGAAACAGTAAAATGTTTAGCTGTCACACATTCTTGGCTCG</text:span><text:span text:style-name="T1">C</text:span><text:span text:style-name="T2">GCT</text:span><text:span text:style-name="T1"> <text:s text:c="2"/>mus_pahari: 6:69481718</text:span></text:p>
      <text:p text:style-name="P1"/>
      <text:p text:style-name="Standard"><text:span text:style-name="T1">Mouse <text:s text:c="6"/>mus_musculus: 4:118189222 </text:span><text:span text:style-name="T2">TTGCCTTGGGCCAGCTGTGTCACTGTGAGCAACACAATGGAATCT</text:span><text:span text:style-name="T1"> mus_musculus: 4:118189266</text:span></text:p>
      <text:p text:style-name="Standard"><text:span text:style-name="T1">Shrew mouse <text:s text:c="2"/>mus_pahari: 6:69481719 </text:span><text:span text:style-name="T2">TTGCCTTGGGCCAGCTGTGTCACTGTGAGCAACACAATGGAATCT</text:span><text:span text:style-name="T1"> <text:s text:c="2"/>mus_pahari: 6:69481763</text:span></text:p>
      <text:p text:style-name="P1"/>
      <text:p text:style-name="Standard"><text:span text:style-name="T1">Mouse <text:s text:c="6"/>mus_musculus: 4:118189267 </text:span><text:span text:style-name="T2">C</text:span><text:span text:style-name="T1">A</text:span><text:span text:style-name="T2">GGACTTTAGACCAGAGAGA</text:span><text:span text:style-name="T1">A</text:span><text:span text:style-name="T2">CC</text:span><text:span text:style-name="T1">A</text:span><text:span text:style-name="T2">AT</text:span><text:span text:style-name="T1">A</text:span><text:span text:style-name="T2">CAA</text:span><text:span text:style-name="T1">T</text:span><text:span text:style-name="T2">CCCTTCACTGAAG</text:span><text:span text:style-name="T1"> mus_musculus: 4:118189311</text:span></text:p>
      <text:p text:style-name="Standard"><text:span text:style-name="T1">Shrew mouse <text:s text:c="2"/>mus_pahari: 6:69481764 </text:span><text:span text:style-name="T2">C</text:span><text:span text:style-name="T1">G</text:span><text:span text:style-name="T2">GGACTTTAGACCAGAGAGA</text:span><text:span text:style-name="T1">G</text:span><text:span text:style-name="T2">CC</text:span><text:span text:style-name="T1">G</text:span><text:span text:style-name="T2">AT</text:span><text:span text:style-name="T1">G</text:span><text:span text:style-name="T2">CAA</text:span><text:span text:style-name="T1">C</text:span><text:span text:style-name="T2">CCCTTCACTGAAG</text:span><text:span text:style-name="T1"> <text:s text:c="2"/>mus_pahari: 6:69481808</text:span></text:p>
      <text:p text:style-name="P1"/>
      <text:p text:style-name="Standard"><text:span text:style-name="T1">Mouse <text:s text:c="6"/>mus_musculus: 4:118189312 </text:span><text:span text:style-name="T2">GGAAATGA</text:span><text:span text:style-name="T1">G</text:span><text:span text:style-name="T2">GCATTGAATGAGGTGAGGAAGAGAGATTG</text:span><text:span text:style-name="T1">G</text:span><text:span text:style-name="T2">ACCACA</text:span><text:span text:style-name="T1"> mus_musculus: 4:118189356</text:span></text:p>
      <text:p text:style-name="Standard"><text:span text:style-name="T1">Shrew mouse <text:s text:c="2"/>mus_pahari: 6:69481809 </text:span><text:span text:style-name="T2">GGAAATGA</text:span><text:span text:style-name="T1">A</text:span><text:span text:style-name="T2">GCATTGAATGAGGTGAGGAAGAGAGATTG</text:span><text:span text:style-name="T1">A</text:span><text:span text:style-name="T2">ACCACA</text:span><text:span text:style-name="T1"> <text:s text:c="2"/>mus_pahari: 6:69481853</text:span></text:p>
      <text:p text:style-name="P1"><text:soft-page-break/></text:p>
      <text:p text:style-name="Standard"><text:span text:style-name="T1">Mouse <text:s text:c="6"/>mus_musculus: 4:118189357 </text:span><text:span text:style-name="T2">GAAATGTCAAA</text:span><text:span text:style-name="T1">G</text:span><text:span text:style-name="T2">TGGCCCTT</text:span><text:span text:style-name="T1">T</text:span><text:span text:style-name="T2">TCAAGGTCATCTCTGTTCG</text:span><text:span text:style-name="T1">C</text:span><text:span text:style-name="T2">CTGT</text:span><text:span text:style-name="T1"> mus_musculus: 4:118189401</text:span></text:p>
      <text:p text:style-name="Standard"><text:span text:style-name="T1">Shrew mouse <text:s text:c="2"/>mus_pahari: 6:69481854 </text:span><text:span text:style-name="T2">GAAATGTCAAA</text:span><text:span text:style-name="T1">A</text:span><text:span text:style-name="T2">TGGCCCTT</text:span><text:span text:style-name="T1">C</text:span><text:span text:style-name="T2">TCAAGGTCATCTCTGTTCG</text:span><text:span text:style-name="T1">T</text:span><text:span text:style-name="T2">CTGT</text:span><text:span text:style-name="T1"> <text:s text:c="2"/>mus_pahari: 6:69481898</text:span></text:p>
      <text:p text:style-name="P1"/>
      <text:p text:style-name="Standard"><text:span text:style-name="T1">Mouse <text:s text:c="6"/>mus_musculus: 4:118189402 </text:span><text:span text:style-name="T2">CTCTATAGAATC</text:span><text:span text:style-name="T1">T</text:span><text:span text:style-name="T2">GCCTCTCCAGTGTGT</text:span><text:span text:style-name="T1">A</text:span><text:span text:style-name="T2">AAACAAACC</text:span><text:span text:style-name="T1">T</text:span><text:span text:style-name="T2">TGGAGT</text:span><text:span text:style-name="T1"> mus_musculus: 4:118189446</text:span></text:p>
      <text:p text:style-name="Standard"><text:span text:style-name="T1">Shrew mouse <text:s text:c="2"/>mus_pahari: 6:69481899 </text:span><text:span text:style-name="T2">CTCTATAGAATC</text:span><text:span text:style-name="T1">C</text:span><text:span text:style-name="T2">GCCTCTCCAGTGTGT</text:span><text:span text:style-name="T1">G</text:span><text:span text:style-name="T2">AAACAAACC</text:span><text:span text:style-name="T1">C</text:span><text:span text:style-name="T2">TGGAGT</text:span><text:span text:style-name="T1"> <text:s text:c="2"/>mus_pahari: 6:69481943</text:span></text:p>
      <text:p text:style-name="P1"/>
      <text:p text:style-name="Standard"><text:span text:style-name="T1">Mouse <text:s text:c="6"/>mus_musculus: 4:118189447 </text:span><text:span text:style-name="T2">AG</text:span><text:span text:style-name="T1">G</text:span><text:span text:style-name="T2">TAGCC</text:span><text:span text:style-name="T1">A</text:span><text:span text:style-name="T2">CTGGATATCCTTCC</text:span><text:span text:style-name="T1">A</text:span><text:span text:style-name="T2">TGCACAAGTTTCACAGCTATT</text:span><text:span text:style-name="T1"> mus_musculus: 4:118189491</text:span></text:p>
      <text:p text:style-name="Standard"><text:span text:style-name="T1">Shrew mouse <text:s text:c="2"/>mus_pahari: 6:69481944 </text:span><text:span text:style-name="T2">AG</text:span><text:span text:style-name="T1">A</text:span><text:span text:style-name="T2">TAGCC</text:span><text:span text:style-name="T1">G</text:span><text:span text:style-name="T2">CTGGATATCCTTCC</text:span><text:span text:style-name="T1">G</text:span><text:span text:style-name="T2">TGCACAAGTTTCACAGCTATT</text:span><text:span text:style-name="T1"> <text:s text:c="2"/>mus_pahari: 6:69481988</text:span></text:p>
      <text:p text:style-name="P1"/>
      <text:p text:style-name="Standard"><text:span text:style-name="T1">Mouse <text:s text:c="6"/>mus_musculus: 4:118189492 </text:span><text:span text:style-name="T2">TCTCT</text:span><text:span text:style-name="T1">GT</text:span><text:span text:style-name="T2">G</text:span><text:span text:style-name="T1">T</text:span><text:span text:style-name="T2">GTAAATCAGCTGTGTCATTAAATTCTTTATAGA</text:span><text:span text:style-name="T1">G</text:span><text:span text:style-name="T2">AG</text:span><text:span text:style-name="T1"> mus_musculus: 4:118189536</text:span></text:p>
      <text:p text:style-name="Standard"><text:span text:style-name="T1">Shrew mouse <text:s text:c="2"/>mus_pahari: 6:69481989 </text:span><text:span text:style-name="T2">TCTCT</text:span><text:span text:style-name="T1">AC</text:span><text:span text:style-name="T2">G</text:span><text:span text:style-name="T1">G</text:span><text:span text:style-name="T2">GTAAATCAGCTGTGTCATTAAATTCTTTATAGA</text:span><text:span text:style-name="T1">A</text:span><text:span text:style-name="T2">AG</text:span><text:span text:style-name="T1"> <text:s text:c="2"/>mus_pahari: 6:69482033</text:span></text:p>
      <text:p text:style-name="P1"/>
      <text:p text:style-name="Standard"><text:span text:style-name="T1">Mouse <text:s text:c="6"/>mus_musculus: 4:118189537 </text:span><text:span text:style-name="T2">T</text:span><text:span text:style-name="T1">CC</text:span><text:span text:style-name="T2">C</text:span><text:span text:style-name="T1">C</text:span><text:span text:style-name="T2">CGGTCAAGT</text:span><text:span text:style-name="T1"> <text:s text:c="31"/>mus_musculus: 4:118189550</text:span></text:p>
      <text:p text:style-name="Standard"><text:span text:style-name="T1">Shrew mouse <text:s text:c="2"/>mus_pahari: 6:69482034 </text:span><text:span text:style-name="T2">T</text:span><text:span text:style-name="T1">GT</text:span><text:span text:style-name="T2">C</text:span><text:span text:style-name="T1">T</text:span><text:span text:style-name="T2">CGGTCAAGT</text:span><text:span text:style-name="T1"> <text:s text:c="33"/>mus_pahari: 6:69482047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10:29:00</meta:creation-date>
    <dc:date>2021-04-14T16:02:32.338391714</dc:date>
    <dc:description>written by /net/isilonP/public/ro/ensweb-software/sharedsw/best/paths/apache/httpd [Perl RTF::Writer v1.11]</dc:description>
    <meta:editing-duration>PT2M36S</meta:editing-duration>
    <meta:editing-cycles>1</meta:editing-cycles>
    <meta:document-statistic meta:table-count="0" meta:image-count="0" meta:object-count="0" meta:page-count="4" meta:paragraph-count="86" meta:word-count="559" meta:character-count="9288" meta:non-whitespace-character-count="8323"/>
    <meta:generator>LibreOffice/5.1.6.2$Linux_X86_64 LibreOffice_project/10m0$Build-2</meta:generator>
  </office:meta>
</office:document-meta>
</file>